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Arial" fo:font-weight="bold" officeooo:rsid="001a4510" officeooo:paragraph-rsid="001cc7b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weight="normal" officeooo:rsid="001cc7b7" officeooo:paragraph-rsid="001cc7b7" style:font-weight-asian="normal" style:font-weight-complex="normal"/>
    </style:style>
    <style:style style:name="P3" style:family="paragraph" style:parent-style-name="Text_20_body">
      <style:paragraph-properties fo:line-height="100%" fo:text-align="justify" style:justify-single-word="false"/>
      <style:text-properties style:font-name="Arial" fo:font-weight="normal" officeooo:rsid="001e0f3a" officeooo:paragraph-rsid="001e0f3a" style:font-weight-asian="normal" style:font-weight-complex="normal"/>
    </style:style>
    <style:style style:name="P4" style:family="paragraph" style:parent-style-name="Text_20_body">
      <style:paragraph-properties fo:line-height="100%" fo:text-align="justify" style:justify-single-word="false"/>
      <style:text-properties style:font-name="Arial" fo:font-weight="normal" officeooo:rsid="001e5c9a" officeooo:paragraph-rsid="001e5c9a" style:font-weight-asian="normal" style:font-weight-complex="normal"/>
    </style:style>
    <style:style style:name="P5" style:family="paragraph" style:parent-style-name="Text_20_body">
      <style:paragraph-properties fo:line-height="100%" fo:text-align="justify" style:justify-single-word="false"/>
      <style:text-properties style:font-name="Arial" fo:font-weight="normal" officeooo:rsid="001f9304" officeooo:paragraph-rsid="001f9304" style:font-weight-asian="normal" style:font-weight-complex="normal"/>
    </style:style>
    <style:style style:name="P6" style:family="paragraph" style:parent-style-name="Text_20_body">
      <style:paragraph-properties fo:line-height="100%" fo:text-align="justify" style:justify-single-word="false"/>
      <style:text-properties style:font-name="Arial" fo:font-weight="normal" officeooo:rsid="002270ae" officeooo:paragraph-rsid="002270ae" style:font-weight-asian="normal" style:font-weight-complex="normal"/>
    </style:style>
    <style:style style:name="P7" style:family="paragraph" style:parent-style-name="Text_20_body">
      <style:paragraph-properties fo:line-height="100%" fo:text-align="justify" style:justify-single-word="false"/>
      <style:text-properties style:font-name="Arial" officeooo:paragraph-rsid="001cc7b7"/>
    </style:style>
    <style:style style:name="P8" style:family="paragraph" style:parent-style-name="Text_20_body">
      <style:paragraph-properties fo:line-height="100%" fo:text-align="justify" style:justify-single-word="false"/>
      <style:text-properties style:font-name="Arial" fo:font-weight="bold" officeooo:rsid="001a4510" officeooo:paragraph-rsid="001cc7b7" style:font-weight-asian="bold" style:font-weight-complex="bold"/>
    </style:style>
    <style:style style:name="P9" style:family="paragraph" style:parent-style-name="Text_20_body">
      <style:paragraph-properties fo:line-height="100%" fo:text-align="justify" style:justify-single-word="false"/>
      <style:text-properties style:font-name="Arial" fo:font-weight="bold" officeooo:rsid="001bc58e" officeooo:paragraph-rsid="001cc7b7" style:font-weight-asian="bold" style:font-weight-complex="bold"/>
    </style:style>
    <style:style style:name="P10" style:family="paragraph" style:parent-style-name="Text_20_body">
      <style:paragraph-properties fo:line-height="100%" fo:text-align="justify" style:justify-single-word="false"/>
      <style:text-properties style:font-name="Arial" fo:font-weight="bold" officeooo:rsid="001e0f3a" officeooo:paragraph-rsid="001e0f3a" style:font-weight-asian="bold" style:font-weight-complex="bold"/>
    </style:style>
    <style:style style:name="P11" style:family="paragraph" style:parent-style-name="Text_20_body">
      <style:paragraph-properties fo:line-height="100%" fo:text-align="justify" style:justify-single-word="false"/>
      <style:text-properties style:font-name="Arial" officeooo:rsid="001cc7b7" officeooo:paragraph-rsid="001cc7b7"/>
    </style:style>
    <style:style style:name="P12" style:family="paragraph" style:parent-style-name="Text_20_body">
      <style:paragraph-properties fo:line-height="100%" fo:text-align="justify" style:justify-single-word="false"/>
      <style:text-properties fo:font-weight="bold" officeooo:rsid="001bc58e" officeooo:paragraph-rsid="001cc7b7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weight="bold" officeooo:rsid="001cc7b7" officeooo:paragraph-rsid="00275189" style:font-weight-asian="bold" style:font-weight-complex="bold"/>
    </style:style>
    <style:style style:name="P14" style:family="paragraph" style:parent-style-name="Text_20_body" style:list-style-name="L1">
      <style:paragraph-properties fo:line-height="100%" fo:text-align="justify" style:justify-single-word="false"/>
      <style:text-properties style:font-name="Arial" fo:font-weight="normal" officeooo:rsid="001e0f3a" officeooo:paragraph-rsid="001e0f3a" style:font-weight-asian="normal" style:font-weight-complex="normal"/>
    </style:style>
    <style:style style:name="P15" style:family="paragraph" style:parent-style-name="Text_20_body" style:list-style-name="L1">
      <style:paragraph-properties fo:line-height="100%" fo:text-align="justify" style:justify-single-word="false"/>
      <style:text-properties style:font-name="Arial" fo:font-weight="normal" officeooo:rsid="001f9304" officeooo:paragraph-rsid="001f9304" style:font-weight-asian="normal" style:font-weight-complex="normal"/>
    </style:style>
    <style:style style:name="P16" style:family="paragraph" style:parent-style-name="Text_20_body" style:list-style-name="L1">
      <style:paragraph-properties fo:line-height="100%" fo:text-align="justify" style:justify-single-word="false"/>
      <style:text-properties style:font-name="Arial" fo:font-weight="normal" officeooo:rsid="001e5c9a" officeooo:paragraph-rsid="001e5c9a" style:font-weight-asian="normal" style:font-weight-complex="normal"/>
    </style:style>
    <style:style style:name="P17" style:family="paragraph" style:parent-style-name="Text_20_body" style:list-style-name="L1">
      <style:paragraph-properties fo:line-height="100%" fo:text-align="justify" style:justify-single-word="false"/>
      <style:text-properties style:font-name="Arial" fo:font-weight="normal" officeooo:rsid="002270ae" officeooo:paragraph-rsid="002270ae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c58e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/>
    </style:style>
    <style:style style:name="T5" style:family="text">
      <style:text-properties style:font-name="Arial" fo:font-weight="normal" style:font-weight-asian="normal" style:font-weight-complex="normal"/>
    </style:style>
    <style:style style:name="T6" style:family="text">
      <style:text-properties officeooo:rsid="001e0f3a"/>
    </style:style>
    <style:style style:name="T7" style:family="text">
      <style:text-properties officeooo:rsid="001e5c9a"/>
    </style:style>
    <style:style style:name="T8" style:family="text">
      <style:text-properties officeooo:rsid="001f9304"/>
    </style:style>
    <style:style style:name="T9" style:family="text">
      <style:text-properties officeooo:rsid="0023b8ef"/>
    </style:style>
    <style:style style:name="T10" style:family="text">
      <style:text-properties officeooo:rsid="0027518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0">6</text:span>. Odobravanje plaćanja</text:p>
      <text:p text:style-name="P2"/>
      <text:p text:style-name="P2"/>
      <text:p text:style-name="P1"/>
      <text:p text:style-name="P7"><text:span text:style-name="T3">1)Kratak opis</text:span>:</text:p>
      <text:p text:style-name="P11">Odobravanje plaćanja je slucaj upotrebe u kome se formalizuje način na koji se vrši odobravanje jednog zahteva za pla<text:span text:style-name="T6">ć</text:span>anje. Odobravanje vrši menadžer. Ukoliko se zahtev za plaćanje odobri, <text:span text:style-name="T6">sistem prosleđuje banci zahtev za plaćanje usluga koje su navedene u zahtevu. Ukoliko zahtev za placanje aranžmana sadrži vise stavki onda banci se prosleđuje vise zahteva za plaćanje.</text:span></text:p>
      <text:p text:style-name="P8">2)Učesnici<text:span text:style-name="T1">:</text:span></text:p>
      <text:p text:style-name="P10"><text:span text:style-name="T2">M</text:span><text:span text:style-name="T1">enadzer.</text:span></text:p>
      <text:p text:style-name="P8">3)Preduslov<text:span text:style-name="T1">:</text:span></text:p>
      <text:p text:style-name="P3">Zahtev za plaćanje je naprevaljen i postoji u bazi sistema sa statusom ''Čeka odobrenje''. Na računu turističke agencije postoji dovoljno novca da se izvrši plaćanje.<text:span text:style-name="T7"> Postoji aktivna veza izmedju sistema i banke.</text:span></text:p>
      <text:p text:style-name="P8">4)Postuslovi<text:span text:style-name="T1">:</text:span></text:p>
      <text:p text:style-name="P3">Stanje sistema je ažurirano.</text:p>
      <text:p text:style-name="P9">5)Osnovni tok<text:span text:style-name="T1">:</text:span></text:p>
      <text:list xml:id="list5559353846393699770" text:style-name="L1">
        <text:list-item>
          <text:p text:style-name="P14">Menadzer uzima iz baze podataka jedan od zahteva za plaćanje koji ima status ''Čeka odobrenje''.</text:p>
        </text:list-item>
        <text:list-item>
          <text:p text:style-name="P14">Menadzer vrši odobravanje plaćanja<text:span text:style-name="T7">.</text:span></text:p>
        </text:list-item>
        <text:list-item>
          <text:p text:style-name="P14">Si<text:span text:style-name="T7">stem evidentira promenu statusa zahteva za plaćanje.</text:span></text:p>
        </text:list-item>
        <text:list-item>
          <text:p text:style-name="P15">Sistem obaveštava blagajnika koji je napravio zahtev za plaćanje o statusu zahteva za plaćanje.</text:p>
        </text:list-item>
        <text:list-item>
          <text:p text:style-name="P16">Sistem štampa potvrdu o plaćanju.</text:p>
        </text:list-item>
        <text:list-item>
          <text:p text:style-name="P17">Sistem uzima jednu od usluga iz naloga za plaćanje</text:p>
        </text:list-item>
        <text:list-item>
          <text:p text:style-name="P17">Sistem šalje nalog banci za plaćanje usluge.</text:p>
        </text:list-item>
        <text:list-item>
          <text:p text:style-name="P16">Sistem ažurira stanje podatke o stanju račina turističke agencije.</text:p>
        </text:list-item>
        <text:list-item>
          <text:p text:style-name="P16">Menadzer potpisuje potvrdu o plaćanju.</text:p>
        </text:list-item>
        <text:list-item>
          <text:p text:style-name="P16">Menadzer skladišti potvrdu o plaćanju u arhivu turističke agencije.</text:p>
        </text:list-item>
      </text:list>
      <text:p text:style-name="P12"><text:span text:style-name="T4">6)Alternativni tokovi</text:span><text:span text:style-name="T5">:</text:span></text:p>
      <text:p text:style-name="P4"><text:tab/>2<text:span text:style-name="T8">a. Menadzer može da odobri zahtev za plaćanje: Zahtevu je promenjen status u ''Odobreno''.</text:span></text:p>
      <text:p text:style-name="P5"><text:tab/>2b. Menadzer može da odbije zahtev za plaćanje: Zahtevu je promenjen status u ''Odbijeno''.</text:p>
      <text:p text:style-name="P5"><text:tab/>4. U slučaju da je status zahteva za plaćanje ''Odbijeno'', slučaj upotrebe se završava.</text:p>
      <text:p text:style-name="P6"><text:tab/><text:span text:style-name="T9">7</text:span>. U slučaju da na nalogu se nalazi više usluga koje je potrebno platiti<text:span text:style-name="T9"> slučaj upotrebe se nastavlja od koraka 6, inače ukoliko nema vise usuga za plaćanje nastavlja se od koraka 8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4:24:09.506146622</meta:creation-date>
    <meta:generator>LibreOffice/5.1.6.2$Linux_X86_64 LibreOffice_project/10m0$Build-2</meta:generator>
    <dc:date>2017-11-26T21:48:34.058336172</dc:date>
    <meta:editing-duration>PT25M14S</meta:editing-duration>
    <meta:editing-cycles>6</meta:editing-cycles>
    <meta:document-statistic meta:table-count="0" meta:image-count="0" meta:object-count="0" meta:page-count="1" meta:paragraph-count="25" meta:word-count="274" meta:character-count="1786" meta:non-whitespace-character-count="1543"/>
  </office:meta>
</office:document-meta>
</file>